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Codigo <text:s/>Pgto</text:p>
          </table:table-cell>
          <table:table-cell office:value-type="string" calcext:value-type="string">
            <text:p>Vencimento</text:p>
          </table:table-cell>
          <table:table-cell office:value-type="string" calcext:value-type="string">
            <text:p>Compet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Pago em</text:p>
          </table:table-cell>
          <table:table-cell office:value-type="string" calcext:value-type="string">
            <text:p>Valor Pago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date" office:date-value="2022-10-06" calcext:value-type="date">
            <text:p>06/10/22</text:p>
          </table:table-cell>
          <table:table-cell office:value-type="string" calcext:value-type="string">
            <text:p>10/2022</text:p>
          </table:table-cell>
          <table:table-cell table:style-name="ce3" office:value-type="float" office:value="143.88" calcext:value-type="float">
            <text:p>143,88</text:p>
          </table:table-cell>
          <table:table-cell table:style-name="ce2" office:value-type="date" office:date-value="2022-10-06" calcext:value-type="date">
            <text:p>06/10/22</text:p>
          </table:table-cell>
          <table:table-cell table:style-name="ce3" office:value-type="float" office:value="143.88" calcext:value-type="float">
            <text:p>143,8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date" office:date-value="2022-12-09" calcext:value-type="date">
            <text:p>09/12/22</text:p>
          </table:table-cell>
          <table:table-cell office:value-type="string" calcext:value-type="string">
            <text:p>12/2022</text:p>
          </table:table-cell>
          <table:table-cell table:style-name="ce3" office:value-type="float" office:value="159.32" calcext:value-type="float">
            <text:p>159,32</text:p>
          </table:table-cell>
          <table:table-cell/>
          <table:table-cell table:style-name="ce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date" office:date-value="2022-12-30" calcext:value-type="date">
            <text:p>30/12/22</text:p>
          </table:table-cell>
          <table:table-cell office:value-type="string" calcext:value-type="string">
            <text:p>12/2022</text:p>
          </table:table-cell>
          <table:table-cell table:style-name="ce3" office:value-type="float" office:value="154" calcext:value-type="float">
            <text:p>154,00</text:p>
          </table:table-cell>
          <table:table-cell table:style-name="ce2" office:value-type="date" office:date-value="2022-12-29" calcext:value-type="date">
            <text:p>29/12/22</text:p>
          </table:table-cell>
          <table:table-cell table:style-name="ce3" office:value-type="float" office:value="154" calcext:value-type="float">
            <text:p>154,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2" office:value-type="date" office:date-value="2022-12-15" calcext:value-type="date">
            <text:p>15/12/22</text:p>
          </table:table-cell>
          <table:table-cell office:value-type="string" calcext:value-type="string">
            <text:p>11/2022</text:p>
          </table:table-cell>
          <table:table-cell table:style-name="ce3" office:value-type="float" office:value="139.91" calcext:value-type="float">
            <text:p>139,91</text:p>
          </table:table-cell>
          <table:table-cell/>
          <table:table-cell table:style-name="ce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date" office:date-value="2023-01-31" calcext:value-type="date">
            <text:p>31/01/23</text:p>
          </table:table-cell>
          <table:table-cell office:value-type="string" calcext:value-type="string">
            <text:p>01/2023</text:p>
          </table:table-cell>
          <table:table-cell table:style-name="ce3" office:value-type="float" office:value="139.91" calcext:value-type="float">
            <text:p>139,91</text:p>
          </table:table-cell>
          <table:table-cell table:style-name="ce2" office:value-type="date" office:date-value="2023-01-31" calcext:value-type="date">
            <text:p>31/01/23</text:p>
          </table:table-cell>
          <table:table-cell table:style-name="ce3" office:value-type="float" office:value="139.91" calcext:value-type="float">
            <text:p>139,9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date" office:date-value="2023-03-01" calcext:value-type="date">
            <text:p>01/03/23</text:p>
          </table:table-cell>
          <table:table-cell office:value-type="string" calcext:value-type="string">
            <text:p>03/2023</text:p>
          </table:table-cell>
          <table:table-cell table:style-name="ce3" office:value-type="float" office:value="151.26" calcext:value-type="float">
            <text:p>151,26</text:p>
          </table:table-cell>
          <table:table-cell table:style-name="ce2" office:value-type="date" office:date-value="2023-03-01" calcext:value-type="date">
            <text:p>01/03/23</text:p>
          </table:table-cell>
          <table:table-cell table:style-name="ce3" office:value-type="float" office:value="151.26" calcext:value-type="float">
            <text:p>151,2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date" office:date-value="2023-04-05" calcext:value-type="date">
            <text:p>05/04/23</text:p>
          </table:table-cell>
          <table:table-cell office:value-type="string" calcext:value-type="string">
            <text:p>04/2023</text:p>
          </table:table-cell>
          <table:table-cell table:style-name="ce3" office:value-type="float" office:value="154.57" calcext:value-type="float">
            <text:p>154,57</text:p>
          </table:table-cell>
          <table:table-cell table:style-name="ce2" office:value-type="date" office:date-value="2023-04-05" calcext:value-type="date">
            <text:p>05/04/23</text:p>
          </table:table-cell>
          <table:table-cell table:style-name="ce3" office:value-type="float" office:value="154.57" calcext:value-type="float">
            <text:p>154,57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2" office:value-type="date" office:date-value="2023-09-15" calcext:value-type="date">
            <text:p>15/09/23</text:p>
          </table:table-cell>
          <table:table-cell table:style-name="ce3" office:value-type="float" office:value="145.2" calcext:value-type="float">
            <text:p>145,20</text:p>
          </table:table-cell>
        </table:table-row>
        <table:table-row table:style-name="ro1" table:number-rows-repeated="14">
          <table:table-cell table:number-columns-repeated="3"/>
          <table:table-cell table:style-name="ce3"/>
          <table:table-cell/>
          <table:table-cell table:style-name="ce3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2T08:33:36.188176558</meta:creation-date>
    <meta:generator>LibreOffice/6.4.7.2$Linux_X86_64 LibreOffice_project/40$Build-2</meta:generator>
    <dc:date>2023-12-12T08:46:12.058960916</dc:date>
    <meta:editing-duration>PT12M35S</meta:editing-duration>
    <meta:editing-cycles>3</meta:editing-cycles>
    <meta:document-statistic meta:table-count="1" meta:cell-count="46" meta:object-count="0"/>
  </office:meta>
</office:document-meta>
</file>